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text:time style:data-style-name="N42" text:time-value="2018-04-09T14:01:34.07" text:fixed="true" text:time-adjust="PT00H04M00S">02:05 PM</text:time></text:p>
      <text:p text:style-name="Standard">Neutrality Acts</text:p>
      <text:p text:style-name="Standard">1939 – Cash &amp; Carry</text:p>
      <text:p text:style-name="Standard">…</text:p>
      <text:p text:style-name="Standard">Stuff from last lecture 4-7-18</text:p>
      <text:p text:style-name="Standard">…</text:p>
      <text:p text:style-name="Standard">New information starts at (<text:time style:data-style-name="N42" text:time-value="2018-04-09T14:26:06.64" text:fixed="true">02:26 PM</text:time> notes)</text:p>
      <text:p text:style-name="Standard">1931 invasion of China, Japanese take over Manchuria</text:p>
      <text:p text:style-name="Standard">1937 Japanese invasion of mainland China</text:p>
      <text:p text:style-name="Standard">the US puts embargos on essential japanese equipment and required military stuff, fuel, etc. necessary to run their machines. (Its one of the reasons japan will attach pearl harbor).</text:p>
      <text:p text:style-name="Standard">Trying to create a defensive perimeter</text:p>
      <text:list xml:id="list5533917547961575516" text:style-name="L1">
        <text:list-item>
          <text:p text:style-name="P1">take over enough land to create fortified islands, protect all approaches to mainland</text:p>
        </text:list-item>
        <text:list-item>
          <text:p text:style-name="P1">nobody can challenge us, we'll have all resources we need to maintain our empire.</text:p>
        </text:list-item>
      </text:list>
      <text:p text:style-name="Standard">To achieve this, they plan attack on pearl harbor, to neutralize the only naval force of any great strength <text:s/>in the Pacific. They need this to create their defensive perimeter.</text:p>
      <text:p text:style-name="Standard">Admiral Yamamoto chosen to carry this out. Educated at american colleges, spoke perfect english. Understood americans very well because of this. He creates a plan to use aircraft carriers to float near hawaii then launch planes from them and devastate <text:s/>american shipyards, oil refineries and all our ships.</text:p>
      <text:p text:style-name="Standard"/>
      <text:p text:style-name="Standard">Japanese had 2 problems on the attack of Pearl Harbor</text:p>
      <text:p text:style-name="Standard">It didn't destroy American aircraft carriers because they were out on maneuver when they attacked. 1)They destroyed our battleships but not our carriers. </text:p>
      <text:p text:style-name="Standard">2) Yamamoto had promised them it would be done in 6 months. </text:p>
      <text:p text:style-name="Standard">They had 6 months to defeat the Americans, otherwise they didn't stand a chance.</text:p>
      <text:p text:style-name="Standard"/>
      <text:p text:style-name="Standard">Why Germans declare war on us. After 1941, we are providing Britain with a ton of money to fight against German. Neutrality Patrols in the Atlantic, to make sure what US is sending is actually getting there. American warships are protecting these ships. German submarines are going to try to sink them. American Neutrality Patrols would radio the position of german subs to the British warships who would then come to try to sink the germans before the germans could sink the ships with all the goods on them. 5/21/41 a german sub torpedoed an american ship. In response FDR froze german assetts and credits in the US. Passed Selective Service Act (draft). 10/29/41 Reuben James was sunk by Nazi warship, 115 americans killed. <text:s/>FDR did pretty much nothing. Just continue patrols. </text:p>
      <text:p text:style-name="Standard">After we declare war on Japan (after Pearl Harbor), Germany declares war on US</text:p>
      <text:p text:style-name="Standard">(<text:time style:data-style-name="N42" text:time-value="2018-04-09T14:34:03.48" text:fixed="true">02:34 PM</text:time> notes)</text:p>
      <text:p text:style-name="Standard">December 7<text:span text:style-name="T1">th</text:span> 1941, surprise attack on Pearl Harbor results in American declaration of war.</text:p>
      <text:p text:style-name="Standard">Can't say the attack was unprovoked, or unexpected. They expected the Japanese to attack in the Philippines, not Hawaii. </text:p>
      <text:p text:style-name="Standard">Creates a powerful dynamic of racial hatred between US &amp; Japan. Internment of Japanese citizens in US. </text:p>
      <text:p text:style-name="Standard">Man jobs usually done by men, now done by women, since they are off to war. Women make very important war contribution. </text:p>
      <text:p text:style-name="Standard">(<text:time style:data-style-name="N42" text:time-value="2018-04-09T14:43:13.60" text:fixed="true">02:43 PM</text:time> notes)</text:p>
      <text:p text:style-name="Standard">late 1941 to early 1942 worse part of war for american morale. After pearl harbor, americans in retreat everywhere it seems. Nothing was going right until...</text:p>
      <text:p text:style-name="Standard">April 18<text:span text:style-name="T1">th</text:span> 1942:</text:p>
      <text:p text:style-name="Standard">16 planes made at Willow Run, B-25s, l</text:p>
      <text:p text:style-name="Standard">Launched off deck of American aircraft carrier floating in the middle of the Pacific. Ships from USS <text:soft-page-break/>Hornet:</text:p>
      <text:p text:style-name="Standard">Dropped bombs on major Japanese cities. No significant damage really, but it boosted morale. <text:s/></text:p>
      <text:p text:style-name="Standard">Attack led by James Dolittle.</text:p>
      <text:p text:style-name="Standard">Led to 2 critical engagements:</text:p>
      <text:p text:style-name="Standard">Battle of the Coral Sea – carried out entirely by aircraft. Alerted Japanese to american strength.</text:p>
      <text:p text:style-name="Standard">Battle at Midway is accomplished because of American technology and American industrial might.</text:p>
      <text:p text:style-name="Standard">Also because of American creativity &amp; <text:s/>savvy. &amp; luck. </text:p>
      <text:p text:style-name="Standard">Prior to Pearl Harbor, Americans had broken the Japanese diplomatic code.</text:p>
      <text:p text:style-name="Standard">Americans to break Japanese military code, codenamed Purple.</text:p>
      <text:p text:style-name="Standard">America is able to blindly reverse-engineer Japanese encoding machine, sight unseen. </text:p>
      <text:p text:style-name="Standard">Critical for Battle of Midway.</text:p>
      <text:p text:style-name="Standard">Basically a trap set by US because we are reading the Japanese codes sent by their military at the same time they are getting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9T13:54:46.51</meta:creation-date>
    <dc:date>2018-04-09T19:54:40.82</dc:date>
    <dc:creator>Timothy Cayer</dc:creator>
    <meta:editing-duration>PT3H3M46S</meta:editing-duration>
    <meta:editing-cycles>13</meta:editing-cycles>
    <meta:generator>OpenOffice/4.1.3$Win32 OpenOffice.org_project/413m1$Build-9783</meta:generator>
    <meta:document-statistic meta:table-count="0" meta:image-count="0" meta:object-count="0" meta:page-count="2" meta:paragraph-count="42" meta:word-count="642" meta:character-count="3868"/>
  </office:meta>
</office:document-meta>
</file>